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6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weight="bold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3.779cm" svg:height="2.462cm" svg:x="6.175cm" svg:y="27.4cm">
          <draw:text-box>
            <text:p text:style-name="P1">db_animal</text:p>
            <text:p text:style-name="P1">db_trait</text:p>
            <text:p text:style-name="P1">value</text:p>
          </draw:text-box>
        </draw:frame>
        <draw:frame draw:style-name="gr2" draw:layer="layout" svg:width="3.779cm" svg:height="3.199cm" svg:x="12.001cm" svg:y="27.4cm">
          <draw:text-box>
            <text:p text:style-name="P1">db_animal</text:p>
            <text:p text:style-name="P1">sequence</text:p>
            <text:p text:style-name="P1">db_trait</text:p>
            <text:p text:style-name="P1">value</text:p>
          </draw:text-box>
        </draw:frame>
        <draw:frame draw:style-name="gr2" draw:layer="layout" svg:width="3.779cm" svg:height="3.199cm" svg:x="17.402cm" svg:y="27.401cm">
          <draw:text-box>
            <text:p text:style-name="P1">db_animal</text:p>
            <text:p text:style-name="P1">date</text:p>
            <text:p text:style-name="P1">db_trait</text:p>
            <text:p text:style-name="P1">value</text:p>
          </draw:text-box>
        </draw:frame>
        <draw:frame draw:style-name="gr2" draw:layer="layout" svg:width="3.779cm" svg:height="3.199cm" svg:x="22.903cm" svg:y="27.402cm">
          <draw:text-box>
            <text:p text:style-name="P1">db_animal</text:p>
            <text:p text:style-name="P1">event_id</text:p>
            <text:p text:style-name="P1">db_trait</text:p>
            <text:p text:style-name="P1">value</text:p>
          </draw:text-box>
        </draw:frame>
        <draw:frame draw:style-name="gr2" draw:layer="layout" svg:width="5.15cm" svg:height="3.936cm" svg:x="28.3cm" svg:y="27cm">
          <draw:text-box>
            <text:p text:style-name="P1">event_id</text:p>
            <text:p text:style-name="P1">event_dt</text:p>
            <text:p text:style-name="P1">event_type</text:p>
            <text:p text:style-name="P1">event_location</text:p>
            <text:p text:style-name="P1">event_person</text:p>
          </draw:text-box>
        </draw:frame>
        <draw:rect draw:style-name="gr3" draw:text-style-name="P2" draw:layer="layout" svg:width="4.5cm" svg:height="5.5cm" svg:x="5.9cm" svg:y="25.5cm">
          <text:p text:style-name="P1"/>
        </draw:rect>
        <draw:line draw:style-name="gr4" draw:text-style-name="P2" draw:layer="layout" svg:x1="5.9cm" svg:y1="27cm" svg:x2="10.4cm" svg:y2="27cm">
          <text:p text:style-name="P1"/>
        </draw:line>
        <draw:rect draw:style-name="gr3" draw:text-style-name="P2" draw:layer="layout" svg:width="4.5cm" svg:height="5.5cm" svg:x="11.9cm" svg:y="25.5cm">
          <text:p text:style-name="P1"/>
        </draw:rect>
        <draw:line draw:style-name="gr4" draw:text-style-name="P2" draw:layer="layout" svg:x1="11.9cm" svg:y1="27cm" svg:x2="16.4cm" svg:y2="27cm">
          <text:p text:style-name="P1"/>
        </draw:line>
        <draw:rect draw:style-name="gr3" draw:text-style-name="P2" draw:layer="layout" svg:width="4.5cm" svg:height="5.5cm" svg:x="17.3cm" svg:y="25.5cm">
          <text:p text:style-name="P1"/>
        </draw:rect>
        <draw:line draw:style-name="gr4" draw:text-style-name="P2" draw:layer="layout" svg:x1="17.3cm" svg:y1="27cm" svg:x2="21.8cm" svg:y2="27cm">
          <text:p text:style-name="P1"/>
        </draw:line>
        <draw:rect draw:style-name="gr3" draw:text-style-name="P2" draw:layer="layout" svg:width="4.5cm" svg:height="5.5cm" svg:x="22.7cm" svg:y="25.5cm">
          <text:p text:style-name="P1"/>
        </draw:rect>
        <draw:line draw:style-name="gr4" draw:text-style-name="P2" draw:layer="layout" svg:x1="22.7cm" svg:y1="27cm" svg:x2="27.2cm" svg:y2="27cm">
          <text:p text:style-name="P1"/>
        </draw:line>
        <draw:rect draw:style-name="gr3" draw:text-style-name="P2" draw:layer="layout" svg:width="5.4cm" svg:height="5.5cm" svg:x="28.1cm" svg:y="25.5cm">
          <text:p text:style-name="P1"/>
        </draw:rect>
        <draw:line draw:style-name="gr4" draw:text-style-name="P2" draw:layer="layout" svg:x1="28.1cm" svg:y1="27cm" svg:x2="33.5cm" svg:y2="27cm">
          <text:p text:style-name="P1"/>
        </draw:line>
        <draw:frame draw:style-name="gr2" draw:text-style-name="P3" draw:layer="layout" svg:width="2.915cm" svg:height="0.988cm" svg:x="28.6cm" svg:y="25.9cm">
          <draw:text-box>
            <text:p text:style-name="P3">events</text:p>
          </draw:text-box>
        </draw:frame>
        <draw:frame draw:style-name="gr2" draw:text-style-name="P3" draw:layer="layout" svg:width="3.385cm" svg:height="0.988cm" svg:x="6.3cm" svg:y="26cm">
          <draw:text-box>
            <text:p text:style-name="P3">perform</text:p>
          </draw:text-box>
        </draw:frame>
        <draw:frame draw:style-name="gr2" draw:text-style-name="P3" draw:layer="layout" svg:width="4.079cm" svg:height="0.988cm" svg:x="12.2cm" svg:y="25.9cm">
          <draw:text-box>
            <text:p text:style-name="P3">perform_s</text:p>
          </draw:text-box>
        </draw:frame>
        <draw:frame draw:style-name="gr2" draw:text-style-name="P3" draw:layer="layout" svg:width="4.155cm" svg:height="0.988cm" svg:x="17.5cm" svg:y="25.9cm">
          <draw:text-box>
            <text:p text:style-name="P3">perform_d</text:p>
          </draw:text-box>
        </draw:frame>
        <draw:frame draw:style-name="gr2" draw:text-style-name="P3" draw:layer="layout" svg:width="4.134cm" svg:height="0.988cm" svg:x="23.1cm" svg:y="25.9cm">
          <draw:text-box>
            <text:p text:style-name="P3">perform_e</text:p>
          </draw:text-box>
        </draw:frame>
        <draw:frame draw:style-name="gr2" draw:layer="layout" svg:width="3.779cm" svg:height="4.673cm" svg:x="6cm" svg:y="18.727cm">
          <draw:text-box>
            <text:p text:style-name="P1">db_animal</text:p>
            <text:p text:style-name="P1">db_sire</text:p>
            <text:p text:style-name="P1">db_dam</text:p>
            <text:p text:style-name="P1">birth_dt</text:p>
            <text:p text:style-name="P1">db_sex</text:p>
            <text:p text:style-name="P1">db_breed</text:p>
          </draw:text-box>
        </draw:frame>
        <draw:frame draw:style-name="gr2" draw:layer="layout" svg:width="5.04cm" svg:height="3.936cm" svg:x="12.5cm" svg:y="19.5cm">
          <draw:text-box>
            <text:p text:style-name="P1">db_locations</text:p>
            <text:p text:style-name="P1">db_entry_dt</text:p>
            <text:p text:style-name="P1">db_entry_type</text:p>
            <text:p text:style-name="P1">db_exit_dt</text:p>
            <text:p text:style-name="P1">db_exit_type</text:p>
          </draw:text-box>
        </draw:frame>
        <draw:frame draw:style-name="gr2" draw:layer="layout" svg:width="4.037cm" svg:height="4.673cm" svg:x="5.963cm" svg:y="6.564cm">
          <draw:text-box>
            <text:p text:style-name="P1">ext_animal</text:p>
            <text:p text:style-name="P1">db_codes</text:p>
            <text:p text:style-name="P1"/>
            <text:p text:style-name="P1">db_animal</text:p>
            <text:p text:style-name="P1">opening_dt</text:p>
            <text:p text:style-name="P1">closing_dt</text:p>
          </draw:text-box>
        </draw:frame>
        <draw:frame draw:style-name="gr2" draw:layer="layout" svg:width="4.253cm" svg:height="6.147cm" svg:x="13.247cm" svg:y="6.853cm">
          <draw:text-box>
            <text:p text:style-name="P1">ext_code</text:p>
            <text:p text:style-name="P1">class</text:p>
            <text:p text:style-name="P1"/>
            <text:p text:style-name="P1">db_code</text:p>
            <text:p text:style-name="P1">short_name</text:p>
            <text:p text:style-name="P1">long_name</text:p>
            <text:p text:style-name="P1">opening_dt</text:p>
            <text:p text:style-name="P1">closing_dt</text:p>
          </draw:text-box>
        </draw:frame>
        <draw:frame draw:style-name="gr2" draw:layer="layout" svg:width="4.304cm" svg:height="5.41cm" svg:x="21cm" svg:y="6.89cm">
          <draw:text-box>
            <text:p text:style-name="P1">ext_unit</text:p>
            <text:p text:style-name="P1">ext_id</text:p>
            <text:p text:style-name="P1"/>
            <text:p text:style-name="P1">db_address</text:p>
            <text:p text:style-name="P1">db_member</text:p>
            <text:p text:style-name="P1">opening_dt</text:p>
            <text:p text:style-name="P1">closing_dt</text:p>
          </draw:text-box>
        </draw:frame>
        <draw:frame draw:style-name="gr2" draw:layer="layout" svg:width="4.879cm" svg:height="6.884cm" svg:x="28.921cm" svg:y="6.6cm">
          <draw:text-box>
            <text:p text:style-name="P1">ext_address</text:p>
            <text:p text:style-name="P1"/>
            <text:p text:style-name="P1">db_address</text:p>
            <text:p text:style-name="P1">firma_name</text:p>
            <text:p text:style-name="P1">first_name</text:p>
            <text:p text:style-name="P1">second_name</text:p>
            <text:p text:style-name="P1">street</text:p>
            <text:p text:style-name="P1">zip </text:p>
            <text:p text:style-name="P1">town</text:p>
          </draw:text-box>
        </draw:frame>
        <draw:rect draw:style-name="gr3" draw:text-style-name="P2" draw:layer="layout" svg:width="5cm" svg:height="6.5cm" svg:x="5.5cm" svg:y="5cm">
          <text:p text:style-name="P1"/>
        </draw:rect>
        <draw:line draw:style-name="gr4" draw:text-style-name="P2" draw:layer="layout" svg:x1="5.5cm" svg:y1="6.4cm" svg:x2="10.5cm" svg:y2="6.4cm">
          <text:p text:style-name="P1"/>
        </draw:line>
        <draw:frame draw:style-name="gr2" draw:text-style-name="P3" draw:layer="layout" svg:width="3.774cm" svg:height="0.988cm" svg:x="6.2cm" svg:y="5.3cm">
          <draw:text-box>
            <text:p text:style-name="P3">transfers</text:p>
          </draw:text-box>
        </draw:frame>
        <draw:rect draw:style-name="gr3" draw:text-style-name="P2" draw:layer="layout" svg:width="5cm" svg:height="8cm" svg:x="13cm" svg:y="5cm">
          <text:p text:style-name="P1"/>
        </draw:rect>
        <draw:line draw:style-name="gr4" draw:text-style-name="P2" draw:layer="layout" svg:x1="13cm" svg:y1="6.6cm" svg:x2="18cm" svg:y2="6.6cm">
          <text:p text:style-name="P1"/>
        </draw:line>
        <draw:frame draw:style-name="gr2" draw:text-style-name="P3" draw:layer="layout" svg:width="2.576cm" svg:height="0.988cm" svg:x="14cm" svg:y="5.3cm">
          <draw:text-box>
            <text:p text:style-name="P3">codes</text:p>
          </draw:text-box>
        </draw:frame>
        <draw:rect draw:style-name="gr3" draw:text-style-name="P2" draw:layer="layout" svg:width="5cm" svg:height="7.5cm" svg:x="20.6cm" svg:y="5cm">
          <text:p text:style-name="P1"/>
        </draw:rect>
        <draw:line draw:style-name="gr4" draw:text-style-name="P2" draw:layer="layout" svg:x1="20.6cm" svg:y1="6.6cm" svg:x2="25.6cm" svg:y2="6.6cm">
          <text:p text:style-name="P1"/>
        </draw:line>
        <draw:frame draw:style-name="gr2" draw:text-style-name="P3" draw:layer="layout" svg:width="2.305cm" svg:height="0.988cm" svg:x="21.7cm" svg:y="5.3cm">
          <draw:text-box>
            <text:p text:style-name="P3">units</text:p>
          </draw:text-box>
        </draw:frame>
        <draw:rect draw:style-name="gr3" draw:text-style-name="P2" draw:layer="layout" svg:width="6cm" svg:height="8.5cm" svg:x="28.5cm" svg:y="5cm">
          <text:p text:style-name="P1"/>
        </draw:rect>
        <draw:line draw:style-name="gr4" draw:text-style-name="P2" draw:layer="layout" svg:x1="28.5cm" svg:y1="6.5cm" svg:x2="34.5cm" svg:y2="6.5cm">
          <text:p text:style-name="P1"/>
        </draw:line>
        <draw:frame draw:style-name="gr2" draw:text-style-name="P3" draw:layer="layout" svg:width="4.143cm" svg:height="0.988cm" svg:x="29.4cm" svg:y="5.4cm">
          <draw:text-box>
            <text:p text:style-name="P3">addresses</text:p>
          </draw:text-box>
        </draw:frame>
        <draw:rect draw:style-name="gr3" draw:text-style-name="P2" draw:layer="layout" svg:width="5cm" svg:height="7cm" svg:x="5.5cm" svg:y="16.9cm">
          <text:p text:style-name="P1"/>
        </draw:rect>
        <draw:line draw:style-name="gr4" draw:text-style-name="P2" draw:layer="layout" svg:x1="5.5cm" svg:y1="18.4cm" svg:x2="10.5cm" svg:y2="18.4cm">
          <text:p text:style-name="P1"/>
        </draw:line>
        <draw:frame draw:style-name="gr2" draw:text-style-name="P3" draw:layer="layout" svg:width="3.279cm" svg:height="0.988cm" svg:x="6.4cm" svg:y="17.3cm">
          <draw:text-box>
            <text:p text:style-name="P3">animals</text:p>
          </draw:text-box>
        </draw:frame>
        <draw:rect draw:style-name="gr3" draw:text-style-name="P2" draw:layer="layout" svg:width="6cm" svg:height="7cm" svg:x="12cm" svg:y="16.9cm">
          <text:p text:style-name="P1"/>
        </draw:rect>
        <draw:line draw:style-name="gr4" draw:text-style-name="P2" draw:layer="layout" svg:x1="12cm" svg:y1="18.5cm" svg:x2="18cm" svg:y2="18.5cm">
          <text:p text:style-name="P1"/>
        </draw:line>
        <draw:frame draw:style-name="gr2" draw:text-style-name="P3" draw:layer="layout" svg:width="3.745cm" svg:height="0.988cm" svg:x="13.2cm" svg:y="17.3cm">
          <draw:text-box>
            <text:p text:style-name="P3">locations</text:p>
          </draw:text-box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1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60cm" fo:page-height="40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page-number>1</text:page-number></text:p>
        </draw:text-box>
      </draw:frame>
      <draw:page-thumbnail draw:layer="backgroundobjects" svg:width="5.939cm" svg:height="3.959cm" svg:x="2.97cm" svg:y="4.264cm" draw:page-number="1"/>
      <draw:page-thumbnail draw:layer="backgroundobjects" svg:width="5.939cm" svg:height="3.959cm" svg:x="11.88cm" svg:y="4.264cm"/>
      <draw:page-thumbnail draw:layer="backgroundobjects" svg:width="5.939cm" svg:height="3.959cm" svg:x="20.79cm" svg:y="4.264cm"/>
      <draw:page-thumbnail draw:layer="backgroundobjects" svg:width="5.939cm" svg:height="3.959cm" svg:x="2.97cm" svg:y="12.765cm"/>
      <draw:page-thumbnail draw:layer="backgroundobjects" svg:width="5.939cm" svg:height="3.959cm" svg:x="11.88cm" svg:y="12.765cm"/>
      <draw:page-thumbnail draw:layer="backgroundobjects" svg:width="5.939cm" svg:height="3.959cm" svg:x="20.79cm" svg:y="12.765cm"/>
    </style:handout-master>
    <style:master-page style:name="Standard" style:page-layout-name="PM1" draw:style-name="dp1">
      <draw:frame presentation:style-name="Standard-title" draw:layer="backgroundobjects" svg:width="25.199cm" svg:height="6.678cm" svg:x="1.4cm" svg:y="1.594cm" presentation:class="title" presentation:placeholder="true">
        <draw:text-box/>
      </draw:frame>
      <draw:frame presentation:style-name="Standard-outline1" draw:layer="backgroundobjects" svg:width="25.199cm" svg:height="26.398cm" svg:x="1.4cm" svg:y="9.36cm" presentation:class="outline" presentation:placeholder="true">
        <draw:text-box/>
      </draw:frame>
      <draw:frame presentation:style-name="pr1" draw:text-style-name="P1" draw:layer="backgroundobjects" svg:width="6.523cm" svg:height="2.758cm" svg:x="1.4cm" svg:y="36.44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2.758cm" svg:x="9.576cm" svg:y="36.44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2.758cm" svg:x="20.075cm" svg:y="36.44cm" presentation:class="page-number">
        <draw:text-box>
          <text:p text:style-name="P2"><text:page-number>1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04$Linux OpenOffice.org_project/680m104$Build-8913</meta:generator>
    <meta:creation-date>2007-10-20T20:33:44</meta:creation-date>
    <dc:date>2007-10-20T22:20:48</dc:date>
    <dc:language>de-DE</dc:language>
    <meta:editing-cycles>2</meta:editing-cycles>
    <meta:editing-duration>PT1H47M15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